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815cm"/>
    </style:style>
    <style:style style:name="Tableau1.B" style:family="table-column">
      <style:table-column-properties style:column-width="12.1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815cm"/>
    </style:style>
    <style:style style:name="Tableau2.B" style:family="table-column">
      <style:table-column-properties style:column-width="12.19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écification de l'environnement technique</text:h>
      <text:p text:style-name="Standard"/>
      <text:h text:style-name="Heading_20_2" text:outline-level="2">Principales exigences techniques</text:h>
      <text:p text:style-name="Standard"/>
      <text:p text:style-name="Standard"><text:span text:style-name="T1">Dimensionnement prévu (avec besoin de bonnes performances)</text:span>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Volume de données</text:p>
          </table:table-cell>
          <table:table-cell table:style-name="Tableau1.B1" office:value-type="string">
            <text:p text:style-name="Table_20_Contents">Environ ….</text:p>
          </table:table-cell>
        </table:table-row>
        <table:table-row>
          <table:table-cell table:style-name="Tableau1.A2" office:value-type="string">
            <text:p text:style-name="Table_20_Contents">Utilisateurs simultanés</text:p>
          </table:table-cell>
          <table:table-cell table:style-name="Tableau1.B2" office:value-type="string">
            <text:p text:style-name="Table_20_Contents">Environ …. utilisateurs </text:p>
          </table:table-cell>
        </table:table-row>
        <table:table-row>
          <table:table-cell table:style-name="Tableau1.A2" office:value-type="string">
            <text:p text:style-name="Table_20_Contents">Temps de réponse</text:p>
          </table:table-cell>
          <table:table-cell table:style-name="Tableau1.B2" office:value-type="string">
            <text:p text:style-name="Table_20_Contents">&lt;= 1s en moyenne (&lt;=5s maxi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pan text:style-name="T1">Fonctionnalités techniques attendues </text:span>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Transactions</text:p>
          </table:table-cell>
          <table:table-cell table:style-name="Tableau2.B1" office:value-type="string">
            <text:p text:style-name="Table_20_Contents">Nécessaires sur tous les traitements générant des modifications dans la base de données</text:p>
          </table:table-cell>
        </table:table-row>
        <table:table-row>
          <table:table-cell table:style-name="Tableau2.A2" office:value-type="string">
            <text:p text:style-name="Table_20_Contents">Authentification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Confidentialité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2" text:outline-level="2">Grandes lignes sur l'environnement technologique</text:h>
      <text:p text:style-name="Standard"/>
      <text:p text:style-name="Standard">L'application …......... devra être compatible avec l'environnement cible suivant :</text:p>
      <text:list xml:id="list33686986" text:style-name="L1">
        <text:list-item>
          <text:p text:style-name="P1">base de données .......</text:p>
        </text:list-item>
        <text:list-item>
          <text:p text:style-name="P1">serveur ….... et jdk ….. sous …....</text:p>
        </text:list-item>
      </text:list>
      <text:p text:style-name="Standard"/>
      <text:h text:style-name="Heading_20_2" text:outline-level="2">Aspects organisationnels et documentaires</text:h>
      <text:p text:style-name="Standard"/>
      <text:list xml:id="list33662944" text:style-name="L2">
        <text:list-item>
          <text:p text:style-name="P2">Besoin d'un guide utilisateur au format pdf</text:p>
        </text:list-item>
        <text:list-item>
          <text:p text:style-name="P2">Besoin d'un guide d'architecture technique (pdf) pour la future maintenance et évolution de l'application</text:p>
        </text:list-item>
        <text:list-item>
          <text:p text:style-name="P2">Besoin de réceptionner l'application dans le format suivant :</text:p>
          <text:p text:style-name="P2"><text:s text:c="7"/>- archive web prêt à être déployé sur un serveur …....</text:p>
          <text:p text:style-name="P2"><text:s text:c="7"/>- script sql de structuration de la base de données (tables vides)</text:p>
          <text:p text:style-name="P2"><text:s text:c="7"/>- script sql annexe avec jeu de données (pour tests rapides)<text:line-break/> <text:s text:c="6"/>- guide de configuration/installation<text:line-break/> <text:s text:c="6"/>- code source sous forme de …....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Spécification de l'environnement technique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3:54:35.76</dc:date>
    <dc:language>fr-FR</dc:language>
    <meta:editing-cycles>40</meta:editing-cycles>
    <meta:editing-duration>PT2H42M54S</meta:editing-duration>
    <meta:document-statistic meta:table-count="2" meta:image-count="0" meta:object-count="0" meta:page-count="1" meta:paragraph-count="27" meta:word-count="182" meta:character-count="1231" meta:non-whitespace-character-count="1048"/>
    <meta:user-defined meta:name="Info 1"/>
    <meta:user-defined meta:name="Info 2"/>
    <meta:user-defined meta:name="Info 3"/>
    <meta:user-defined meta:name="Info 4"/>
  </office:meta>
</office:document-meta>
</file>